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adornments="Regular" style:font-pitch="variable"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automatic-styles>
    <style:style style:name="P1" style:family="paragraph" style:parent-style-name="Standard_20__28_user_29_">
      <style:paragraph-properties fo:text-align="start" style:justify-single-word="false"/>
      <style:text-properties fo:font-size="14pt" fo:font-weight="bold" officeooo:rsid="001f2bdc" officeooo:paragraph-rsid="001dc44f" style:font-size-asian="12.25pt" style:font-weight-asian="bold" style:font-size-complex="14pt" style:font-weight-complex="bold"/>
    </style:style>
    <style:style style:name="P2" style:family="paragraph" style:parent-style-name="Standard_20__28_user_29_">
      <style:text-properties fo:font-weight="bold" officeooo:paragraph-rsid="001dc44f" style:font-weight-asian="bold" style:font-weight-complex="bold"/>
    </style:style>
    <style:style style:name="P3" style:family="paragraph" style:parent-style-name="Standard_20__28_user_29_">
      <style:text-properties fo:font-weight="normal" officeooo:rsid="001b5efa" officeooo:paragraph-rsid="001dc44f" style:font-weight-asian="normal" style:font-weight-complex="normal"/>
    </style:style>
    <style:style style:name="P4" style:family="paragraph" style:parent-style-name="Standard_20__28_user_29_">
      <style:text-properties fo:font-weight="normal" officeooo:rsid="001cf150" officeooo:paragraph-rsid="001dc44f" style:font-weight-asian="normal" style:font-weight-complex="normal"/>
    </style:style>
    <style:style style:name="P5" style:family="paragraph" style:parent-style-name="Standard_20__28_user_29_">
      <style:text-properties officeooo:paragraph-rsid="001dc44f"/>
    </style:style>
    <style:style style:name="P6" style:family="paragraph" style:parent-style-name="Standard_20__28_user_29_" style:list-style-name="WWNum2">
      <style:text-properties officeooo:paragraph-rsid="001dc44f"/>
    </style:style>
    <style:style style:name="P7" style:family="paragraph" style:parent-style-name="Standard_20__28_user_29_" style:list-style-name="WWNum2">
      <style:text-properties officeooo:paragraph-rsid="001e7eb0"/>
    </style:style>
    <style:style style:name="P8" style:family="paragraph" style:parent-style-name="Standard_20__28_user_29_" style:list-style-name="WWNum3">
      <style:text-properties officeooo:paragraph-rsid="001dc44f"/>
    </style:style>
    <style:style style:name="P9" style:family="paragraph" style:parent-style-name="Standard_20__28_user_29_" style:list-style-name="WWNum3">
      <style:text-properties officeooo:paragraph-rsid="001e7eb0"/>
    </style:style>
    <style:style style:name="P10" style:family="paragraph" style:parent-style-name="Standard_20__28_user_29_">
      <style:text-properties fo:font-weight="bold" officeooo:paragraph-rsid="001e7eb0" style:font-weight-asian="bold" style:font-weight-complex="bold"/>
    </style:style>
    <style:style style:name="P11" style:family="paragraph" style:parent-style-name="Standard_20__28_user_29_">
      <style:paragraph-properties fo:text-align="start" style:justify-single-word="false"/>
      <style:text-properties fo:font-size="12pt" fo:font-weight="bold" officeooo:rsid="002095e8" officeooo:paragraph-rsid="001e7eb0" style:font-size-asian="12pt" style:font-weight-asian="bold" style:font-size-complex="12pt" style:font-weight-complex="bold"/>
    </style:style>
    <style:style style:name="P12" style:family="paragraph" style:parent-style-name="Standard_20__28_user_29_">
      <style:paragraph-properties fo:text-align="start" style:justify-single-word="false"/>
      <style:text-properties fo:font-size="14pt" fo:font-weight="bold" officeooo:rsid="001f2bdc" officeooo:paragraph-rsid="001e7eb0" style:font-size-asian="12.25pt" style:font-weight-asian="bold" style:font-size-complex="14pt" style:font-weight-complex="bold"/>
    </style:style>
    <style:style style:name="P13" style:family="paragraph" style:parent-style-name="Standard_20__28_user_29_">
      <style:paragraph-properties fo:text-align="center" style:justify-single-word="false"/>
      <style:text-properties fo:font-size="14pt" fo:font-weight="bold" officeooo:rsid="001f2bdc" officeooo:paragraph-rsid="001e7eb0" style:font-size-asian="12.25pt" style:font-weight-asian="bold" style:font-size-complex="14pt" style:font-weight-complex="bold"/>
    </style:style>
    <style:style style:name="P14" style:family="paragraph" style:parent-style-name="Standard_20__28_user_29_">
      <style:text-properties fo:font-weight="normal" officeooo:rsid="001b5efa" officeooo:paragraph-rsid="001e7eb0" style:font-weight-asian="normal" style:font-weight-complex="normal"/>
    </style:style>
    <style:style style:name="P15" style:family="paragraph" style:parent-style-name="Standard_20__28_user_29_">
      <style:text-properties fo:font-weight="normal" officeooo:rsid="001cf150" officeooo:paragraph-rsid="001e7eb0" style:font-weight-asian="normal" style:font-weight-complex="normal"/>
    </style:style>
    <style:style style:name="P16" style:family="paragraph" style:parent-style-name="Standard_20__28_user_29_">
      <style:text-properties officeooo:paragraph-rsid="001e7eb0"/>
    </style:style>
    <style:style style:name="T1" style:family="text">
      <style:text-properties officeooo:rsid="002246b9"/>
    </style:style>
    <style:style style:name="T2" style:family="text">
      <style:text-properties fo:font-weight="bold" style:font-weight-asian="bold" style:font-weight-complex="bold"/>
    </style:style>
    <style:style style:name="T3" style:family="text">
      <style:text-properties fo:font-weight="bold" officeooo:rsid="001cea2f" style:font-weight-asian="bold" style:font-weight-complex="bold"/>
    </style:style>
    <style:style style:name="T4" style:family="text">
      <style:text-properties fo:font-weight="bold" officeooo:rsid="0021384b" style:font-weight-asian="bold" style:font-weight-complex="bold"/>
    </style:style>
    <style:style style:name="T5" style:family="text">
      <style:text-properties officeooo:rsid="001b5efa"/>
    </style:style>
    <style:style style:name="T6" style:family="text">
      <style:text-properties fo:font-weight="normal" style:font-weight-asian="normal" style:font-weight-complex="normal"/>
    </style:style>
    <style:style style:name="T7" style:family="text">
      <style:text-properties fo:font-weight="normal" officeooo:rsid="0002ea5e" style:font-weight-asian="normal" style:font-weight-complex="normal"/>
    </style:style>
    <style:style style:name="T8" style:family="text">
      <style:text-properties fo:font-weight="normal" officeooo:rsid="001b5efa" style:font-weight-asian="normal" style:font-weight-complex="normal"/>
    </style:style>
    <style:style style:name="T9" style:family="text">
      <style:text-properties fo:font-weight="normal" officeooo:rsid="001cf150" style:font-weight-asian="normal" style:font-weight-complex="normal"/>
    </style:style>
    <style:style style:name="T10" style:family="text">
      <style:text-properties fo:font-weight="normal" officeooo:rsid="0021384b" style:font-weight-asian="normal" style:font-weight-complex="normal"/>
    </style:style>
    <style:style style:name="T11" style:family="text">
      <style:text-properties officeooo:rsid="001cf150"/>
    </style:style>
    <style:style style:name="T12" style:family="text">
      <style:text-properties officeooo:rsid="00284fe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Use case diagram: inserting elements via gui</text:p>
      <text:p text:style-name="P12"/>
      <text:p text:style-name="P16"><text:span text:style-name="T2">Description: </text:span><text:s/>The User <text:span text:style-name="T5">clicks on the random place on the Main Window and the node is drawn on the place that was clicked. If the user wants to draw an edge connected to the nodes, that can be done by clicking first on the node from which the edge is drawn and then clicking on the node to which the edge is drawn.</text:span></text:p>
      <text:p text:style-name="P16"/>
      <text:p text:style-name="P16"><text:span text:style-name="T2">Actors: </text:span>The User</text:p>
      <text:p text:style-name="P16"/>
      <text:p text:style-name="P16"><text:span text:style-name="T2">Preconditions: </text:span>The application is running and the desired direction of the Graph is chosen.</text:p>
      <text:p text:style-name="P16"/>
      <text:p text:style-name="P16"><text:span text:style-name="T2">Postconditions: </text:span><text:span text:style-name="T6">The input is saved internally, the set of edges </text:span><text:span text:style-name="T7">is</text:span><text:span text:style-name="T6"> changed, </text:span><text:span text:style-name="T7">while the set of nodes changes if the user chose to draw the node that was not in the list prior to that moment</text:span><text:span text:style-name="T6"> and </text:span><text:span text:style-name="T7">the changes are </text:span><text:span text:style-name="T6">drawn in the graphic view window accordingly.</text:span></text:p>
      <text:p text:style-name="P16"/>
      <text:p text:style-name="P10">Main scenario:</text:p>
      <text:p text:style-name="P14">1. The User clicks ‘Draw’ tab that is located on the right side of the screen.</text:p>
      <text:p text:style-name="P14">2. The User chooses the element which they want to create:</text:p>
      <text:p text:style-name="P14"><text:tab/>2.1 If the User wants to draw a node</text:p>
      <text:p text:style-name="P14"><text:tab/><text:tab/><text:span text:style-name="T11">2.1.1 The User</text:span> click<text:span text:style-name="T11">s</text:span> on the random blank space on the graphic view.</text:p>
      <text:p text:style-name="P14"><text:tab/><text:tab/>2.1.<text:span text:style-name="T11">2</text:span>The window pops up and asks User to enter the name of the node they want to create.</text:p>
      <text:p text:style-name="P16"><text:span text:style-name="T3"><text:tab/><text:tab/></text:span><text:span text:style-name="T8">2.1.</text:span><text:span text:style-name="T9">3</text:span><text:span text:style-name="T8"> The User enters the name of the node</text:span></text:p>
      <text:p text:style-name="P16"><text:span text:style-name="T8"><text:tab/><text:tab/>2.1.</text:span><text:span text:style-name="T9">4</text:span><text:span text:style-name="T8"> The node with the name the User chose is added to the nodeset.</text:span></text:p>
      <text:p text:style-name="P16"><text:span text:style-name="T8"><text:tab/><text:tab/>2.1.</text:span><text:span text:style-name="T9">5</text:span><text:span text:style-name="T8"> The node is also drawn on the spot where the User clicked. The radius and the color of the node are set to the colors checked in the ‘Config’ tab.</text:span></text:p>
      <text:p text:style-name="P16"><text:span text:style-name="T8"><text:tab/>2.2 </text:span><text:span text:style-name="T9">The User wants to draw an edge</text:span></text:p>
      <text:p text:style-name="P16"><text:span text:style-name="T8"><text:tab/><text:tab/></text:span><text:span text:style-name="T9">2.2.1 </text:span><text:span text:style-name="T8">If the User wants to draw an edge they click on the node they want to start the edge from</text:span></text:p>
      <text:p text:style-name="P16"><text:span text:style-name="T8"><text:tab/><text:tab/>2.2.</text:span><text:span text:style-name="T9">2</text:span><text:span text:style-name="T8"> The User then clicks on the node they want to </text:span><text:span text:style-name="T9">connect the edge to</text:span></text:p>
      <text:p text:style-name="P15"><text:tab/><text:tab/>2.2.3 The edge with weight 1 is added to the edge set.</text:p>
      <text:p text:style-name="P15"><text:tab/><text:tab/>2.2.4 The edge is also drawn in the graphic view with according to the directionality of the graph. The weight is drawn above the edge.</text:p>
      <text:p text:style-name="P15"><text:tab/><text:tab/><text:tab/>2.2.4.1 If the graph is undirected, the edge is drawn as the line connecting two nodes.</text:p>
      <text:p text:style-name="P15"><text:tab/><text:tab/><text:tab/>2.2.4.2 If the graph is directed, the edge is drawn <text:span text:style-name="T12">as</text:span> a line with an arrow exiting the first and entering the second node.</text:p>
      <text:p text:style-name="P16"/>
      <text:p text:style-name="P10">Alternative scenarios:</text:p>
      <text:list xml:id="list536086030" text:style-name="WWNum2">
        <text:list-item>
          <text:p text:style-name="P7"><text:span text:style-name="T2">Wrong data type: </text:span>If User inputs weight of an edge as non-integer, or zero, an error message is shown.</text:p>
        </text:list-item>
        <text:list-item>
          <text:p text:style-name="P7"><text:span text:style-name="T2">Exceeding the limit: </text:span>If the User wants to add more nodes than currently supported, an error message is shown.<text:tab/></text:p>
        </text:list-item>
        <text:list-item>
          <text:p text:style-name="P7"><text:span text:style-name="T4">Drawing a loop: </text:span><text:span text:style-name="T10">If the User tries to create a loop, an error message is shown.</text:span><text:tab/></text:p>
        </text:list-item>
      </text:list>
      <text:p text:style-name="P16"/>
      <text:p text:style-name="P10">Additional information:</text:p>
      <text:list xml:id="list115320376" text:style-name="WWNum3">
        <text:list-item>
          <text:p text:style-name="P9">The default weight of an edge is 1.</text:p>
        </text:list-item>
        <text:list-item>
          <text:p text:style-name="P9">Adding negative edges is possible, but will disable some algorithms.</text:p>
        </text:list-item>
      </text:list>
      <text:p text:style-name="P16"/>
      <text:p text:style-name="P11">Spe<text:span text:style-name="T1">c</text:span>ial request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adornments="Regular" style:font-pitch="variable"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ListLabel_20_11"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ListLabel_20_12"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ListLabel_20_13"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ListLabel_20_14"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ListLabel_20_15"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ListLabel_20_16"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ListLabel_20_17"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ListLabel_20_18"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ListLabel_20_20"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ListLabel_20_22"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ListLabel_20_23"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ListLabel_20_24"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ListLabel_20_25"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ListLabel_20_26"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ListLabel_20_27"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6T18:26:28.257498526</meta:creation-date>
    <dc:date>2022-12-31T16:02:34.191151286</dc:date>
    <meta:editing-duration>PT1M27S</meta:editing-duration>
    <meta:editing-cycles>2</meta:editing-cycles>
    <meta:generator>LibreOffice/6.4.7.2$Linux_X86_64 LibreOffice_project/40$Build-2</meta:generator>
    <meta:document-statistic meta:table-count="0" meta:image-count="0" meta:object-count="0" meta:page-count="1" meta:paragraph-count="29" meta:word-count="462" meta:character-count="2408" meta:non-whitespace-character-count="1951"/>
  </office:meta>
</office:document-meta>
</file>